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4"><text:text-input text:description="[/#if]">[/#if]</text:text-input></text:p>
      <text:p text:style-name="P12"/>
      <text:p text:style-name="P12"/>
      <text:p text:style-name="P12"><text:span text:style-name="T7">Faculdade de </text:span><text:span text:style-name="T2">Medicina Dentária</text:span><text:span text:style-name="T7"> da Universidade de Lisboa</text:span><text:span text:style-name="T11">, em </text:span><text:span text:style-name="T12"><text:text-input text:description="${lang.pt(dates.numericDate(localizedDate.nowDate()))}">${dates.numericDate(localizedDate.nowDate())}</text:text-input></text:span><text:span text:style-name="T9">.</text:span></text:p>
      <text:p text:style-name="P11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7"><text:span text:style-name="T10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3"><text:span text:style-name="T9">O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3:50:21.757483926</dc:date>
    <meta:editing-duration>PT52M11S</meta:editing-duration>
    <meta:editing-cycles>21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32" meta:non-whitespace-character-count="1790"/>
  </office:meta>
</office:document-meta>
</file>